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language="en" fo:country="US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Standard">
      <style:paragraph-properties fo:margin-top="0in" fo:margin-bottom="0.1965in" loext:contextual-spacing="false"/>
      <style:text-properties fo:language="en" fo:country="US" officeooo:rsid="00226bd0" officeooo:paragraph-rsid="0024eb37"/>
    </style:style>
    <style:style style:name="P4" style:family="paragraph" style:parent-style-name="Preformatted_20_Text">
      <style:text-properties fo:language="en" fo:country="US"/>
    </style:style>
    <style:style style:name="P5" style:family="paragraph" style:parent-style-name="Preformatted_20_Text">
      <style:text-properties fo:language="en" fo:country="US" officeooo:rsid="001fac9f" officeooo:paragraph-rsid="001fac9f"/>
    </style:style>
    <style:style style:name="P6" style:family="paragraph" style:parent-style-name="Preformatted_20_Text">
      <style:text-properties fo:language="en" fo:country="US" officeooo:rsid="00212e63" officeooo:paragraph-rsid="0021f8ec"/>
    </style:style>
    <style:style style:name="P7" style:family="paragraph" style:parent-style-name="Preformatted_20_Text">
      <style:paragraph-properties fo:margin-top="0in" fo:margin-bottom="0.1965in" loext:contextual-spacing="false"/>
      <style:text-properties fo:language="en" fo:country="US"/>
    </style:style>
    <style:style style:name="P8" style:family="paragraph" style:parent-style-name="Preformatted_20_Text">
      <style:paragraph-properties fo:margin-top="0in" fo:margin-bottom="0.1965in" loext:contextual-spacing="false"/>
      <style:text-properties fo:language="en" fo:country="US" officeooo:rsid="00226bd0" officeooo:paragraph-rsid="00226bd0"/>
    </style:style>
    <style:style style:name="P9" style:family="paragraph" style:parent-style-name="Preformatted_20_Text">
      <style:paragraph-properties fo:margin-top="0in" fo:margin-bottom="0.1965in" loext:contextual-spacing="false"/>
      <style:text-properties fo:language="en" fo:country="US" officeooo:rsid="00226bd0" officeooo:paragraph-rsid="002327bc"/>
    </style:style>
    <style:style style:name="P10" style:family="paragraph" style:parent-style-name="Preformatted_20_Text">
      <style:paragraph-properties fo:margin-top="0in" fo:margin-bottom="0.1965in" loext:contextual-spacing="false"/>
      <style:text-properties fo:language="en" fo:country="US" officeooo:rsid="00226bd0" officeooo:paragraph-rsid="0024eb37"/>
    </style:style>
    <style:style style:name="P11" style:family="paragraph" style:parent-style-name="Preformatted_20_Text">
      <style:paragraph-properties fo:margin-top="0in" fo:margin-bottom="0.1965in" loext:contextual-spacing="false"/>
      <style:text-properties fo:language="en" fo:country="US" officeooo:rsid="002327bc" officeooo:paragraph-rsid="002327b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b72ab"/>
    </style:style>
    <style:style style:name="T3" style:family="text">
      <style:text-properties officeooo:rsid="001af7da"/>
    </style:style>
    <style:style style:name="T4" style:family="text">
      <style:text-properties officeooo:rsid="0024eb37"/>
    </style:style>
    <style:style style:name="T5" style:family="text">
      <style:text-properties officeooo:rsid="002576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ttps://docs.lavasoftware.org/lava/actions-deploy.html</text:p>
      <text:p text:style-name="P1"/>
      <text:p text:style-name="P1"/>
      <text:p text:style-name="Preformatted_20_Text"><text:bookmark text:name="LC1"/><text:span text:style-name="T1">device_type: </text:span><text:a xlink:type="simple" xlink:href="http://localhost:10080/scheduler/device_type/r8a774b1-hihope-rzg2n-ex" text:style-name="Internet_20_link" text:visited-style-name="Visited_20_Internet_20_Link">r8a774b1-hihope-rzg2n-ex</text:a></text:p>
      <text:p text:style-name="P1"><text:bookmark text:name="LC2"/>job_name: <text:span text:style-name="T3">test</text:span></text:p>
      <text:p text:style-name="Preformatted_20_Text"><text:bookmark text:name="LC3"/></text:p>
      <text:p text:style-name="P1"><text:bookmark text:name="LC4"/>notify:</text:p>
      <text:p text:style-name="Preformatted_20_Text"><text:bookmark text:name="LC5"/><text:s text:c="2"/><text:span text:style-name="T1">criteria:</text:span></text:p>
      <text:p text:style-name="Preformatted_20_Text"><text:bookmark text:name="LC6"/><text:s text:c="4"/><text:span text:style-name="T1">status: finished</text:span></text:p>
      <text:p text:style-name="Preformatted_20_Text"><text:bookmark text:name="LC7"/><text:s text:c="2"/><text:span text:style-name="T1">verbosity: verbose</text:span></text:p>
      <text:p text:style-name="Preformatted_20_Text"><text:bookmark text:name="LC8"/><text:s text:c="2"/><text:span text:style-name="T1">recipients:</text:span></text:p>
      <text:p text:style-name="Preformatted_20_Text"><text:bookmark text:name="LC9"/><text:s text:c="2"/><text:span text:style-name="T1">- to:</text:span></text:p>
      <text:p text:style-name="Preformatted_20_Text"><text:bookmark text:name="LC10"/><text:s text:c="5"/><text:span text:style-name="T1">method: email</text:span></text:p>
      <text:p text:style-name="Preformatted_20_Text"><text:bookmark text:name="LC11"/><text:s text:c="5"/><text:span text:style-name="T1">email: canh.dao.ct@renesas.com</text:span></text:p>
      <text:p text:style-name="Preformatted_20_Text"><text:bookmark text:name="LC12"/></text:p>
      <text:p text:style-name="P1"><text:bookmark text:name="LC13"/>timeouts:</text:p>
      <text:p text:style-name="Preformatted_20_Text"><text:bookmark text:name="LC14"/><text:s text:c="2"/><text:span text:style-name="T1">job:</text:span></text:p>
      <text:p text:style-name="Preformatted_20_Text"><text:bookmark text:name="LC15"/><text:s text:c="4"/><text:span text:style-name="T1">minutes: 15</text:span></text:p>
      <text:p text:style-name="Preformatted_20_Text"><text:bookmark text:name="LC16"/><text:s text:c="2"/><text:span text:style-name="T1">action:</text:span></text:p>
      <text:p text:style-name="Preformatted_20_Text"><text:bookmark text:name="LC17"/><text:s text:c="4"/><text:span text:style-name="T1">minutes: 10</text:span></text:p>
      <text:p text:style-name="Preformatted_20_Text"><text:bookmark text:name="LC18"/><text:s text:c="2"/><text:span text:style-name="T1">connection:</text:span></text:p>
      <text:p text:style-name="Preformatted_20_Text"><text:bookmark text:name="LC19"/><text:s text:c="4"/><text:span text:style-name="T1">minutes: 5</text:span></text:p>
      <text:p text:style-name="P1"><text:bookmark text:name="LC20"/>priority: low</text:p>
      <text:p text:style-name="P1"><text:bookmark text:name="LC21"/>visibility: public</text:p>
      <text:p text:style-name="Preformatted_20_Text"><text:bookmark text:name="LC22"/></text:p>
      <text:p text:style-name="P1"><text:bookmark text:name="LC23"/># ACTION_BLOCK</text:p>
      <text:p text:style-name="P1"><text:bookmark text:name="LC24"/>actions:</text:p>
      <text:p text:style-name="P1"><text:bookmark text:name="LC25"/>- deploy:</text:p>
      <text:p text:style-name="Preformatted_20_Text"><text:bookmark text:name="LC26"/><text:s text:c="4"/><text:span text:style-name="T1">timeout:</text:span></text:p>
      <text:p text:style-name="Preformatted_20_Text"><text:bookmark text:name="LC27"/><text:s text:c="6"/><text:span text:style-name="T1">minutes: 10</text:span></text:p>
      <text:p text:style-name="Preformatted_20_Text"><text:bookmark text:name="LC28"/><text:s text:c="4"/><text:span text:style-name="T1">to: tftp</text:span></text:p>
      <text:p text:style-name="Preformatted_20_Text"><text:bookmark text:name="LC29"/><text:s text:c="4"/><text:span text:style-name="T1">os: oe</text:span></text:p>
      <text:p text:style-name="P6"><text:s text:c="4"/>kernel:</text:p>
      <text:p text:style-name="P6"><text:s text:c="6"/>url: file:///boot/BSP/Image</text:p>
      <text:p text:style-name="P6"><text:s text:c="6"/>type: image</text:p>
      <text:p text:style-name="P6"><text:s text:c="4"/>nfsrootfs:</text:p>
      <text:p text:style-name="P6"><text:s text:c="6"/>url: file:///boot/BSP/core-image-weston-hihope-rzg2n.tar.gz</text:p>
      <text:p text:style-name="P6"><text:s text:c="6"/>compression: gz</text:p>
      <text:p text:style-name="P6"><text:s text:c="4"/>dtb:</text:p>
      <text:p text:style-name="P6"><text:s text:c="6"/>url: file:///boot/BSP/r8a774b1-hihope-rzg2n-ex.dtb</text:p>
      <text:p text:style-name="Preformatted_20_Text"><text:bookmark text:name="LC38"/></text:p>
      <text:p text:style-name="P1"><text:bookmark text:name="LC39"/># BOOT_BLOCK</text:p>
      <text:p text:style-name="P1"><text:bookmark text:name="LC40"/>- boot:</text:p>
      <text:p text:style-name="Preformatted_20_Text"><text:bookmark text:name="LC41"/><text:s text:c="4"/><text:span text:style-name="T1">auto_login:</text:span></text:p>
      <text:p text:style-name="Preformatted_20_Text"><text:bookmark text:name="LC42"/><text:s text:c="6"/><text:span text:style-name="T1">login_prompt: 'hihope-rzg2</text:span><text:span text:style-name="T2">n</text:span><text:span text:style-name="T1"> login:'</text:span></text:p>
      <text:p text:style-name="Preformatted_20_Text"><text:bookmark text:name="LC43"/><text:s text:c="6"/><text:span text:style-name="T1">username: root</text:span></text:p>
      <text:p text:style-name="Preformatted_20_Text"><text:bookmark text:name="LC44"/><text:s text:c="4"/><text:span text:style-name="T1">prompts:</text:span></text:p>
      <text:p text:style-name="Preformatted_20_Text"><text:bookmark text:name="LC45"/><text:s text:c="6"/><text:span text:style-name="T1">- 'root@hihope-rzg2</text:span><text:span text:style-name="T2">n</text:span><text:span text:style-name="T1">'</text:span></text:p>
      <text:p text:style-name="Preformatted_20_Text"><text:bookmark text:name="LC46"/><text:s text:c="4"/><text:span text:style-name="T1">method: u-boot</text:span></text:p>
      <text:p text:style-name="Preformatted_20_Text"><text:bookmark text:name="LC47"/><text:s text:c="4"/><text:span text:style-name="T1">commands: nfs</text:span></text:p>
      <text:p text:style-name="Preformatted_20_Text"><text:bookmark text:name="LC48"/><text:s text:c="4"/><text:span text:style-name="T1">timeout:</text:span></text:p>
      <text:p text:style-name="Preformatted_20_Text"><text:bookmark text:name="LC49"/><text:s text:c="6"/><text:span text:style-name="T1">minutes: 5</text:span></text:p>
      <text:p text:style-name="Preformatted_20_Text"><text:bookmark text:name="LC50"/></text:p>
      <text:p text:style-name="P1"><text:bookmark text:name="LC51"/># Spectre meltdown checker</text:p>
      <text:p text:style-name="P1"><text:bookmark text:name="LC52"/># TEST_BLOCK</text:p>
      <text:p text:style-name="P1"><text:bookmark text:name="LC53"/>- test:</text:p>
      <text:p text:style-name="Preformatted_20_Text"><text:bookmark text:name="LC54"/><text:s text:c="4"/><text:span text:style-name="T1">timeout:</text:span></text:p>
      <text:p text:style-name="Preformatted_20_Text"><text:bookmark text:name="LC55"/><text:s text:c="6"/><text:span text:style-name="T1">minutes: 5</text:span></text:p>
      <text:p text:style-name="Preformatted_20_Text"><text:bookmark text:name="LC56"/><text:s text:c="4"/><text:span text:style-name="T1">definitions:</text:span></text:p>
      <text:p text:style-name="Preformatted_20_Text"><text:bookmark text:name="LC57"/><text:soft-page-break/><text:s text:c="4"/><text:span text:style-name="T1">- repository: https://gitlab.com/canhdaorvc/lava_rvc.git</text:span></text:p>
      <text:p text:style-name="Preformatted_20_Text"><text:bookmark text:name="LC58"/><text:s text:c="6"/><text:span text:style-name="T1">branch: master</text:span></text:p>
      <text:p text:style-name="Preformatted_20_Text"><text:bookmark text:name="LC59"/><text:s text:c="6"/><text:span text:style-name="T1">from: git</text:span></text:p>
      <text:p text:style-name="Preformatted_20_Text"><text:bookmark text:name="LC60"/><text:s text:c="6"/><text:span text:style-name="T1">path: integration_tests/RZG2_HIHOPEG2M/IT_Test_VIN/TestDefinition_HIHOPEG2M.yaml</text:span></text:p>
      <text:p text:style-name="P2"><text:bookmark text:name="LC61"/><text:s text:c="6"/><text:span text:style-name="T1">name: VIN_Test</text:span></text:p>
      <text:p text:style-name="P7"/>
      <text:p text:style-name="P7"/>
      <text:p text:style-name="P9">boot/BSP/</text:p>
      <text:p text:style-name="P11">tftpboot</text:p>
      <text:p text:style-name="P7"/>
      <text:p text:style-name="P7"/>
      <text:p text:style-name="P7"/>
      <text:p text:style-name="P7"/>
      <text:p text:style-name="P8">device_type: r8a774b1-hihope-rzg2n-ex</text:p>
      <text:p text:style-name="P8">job_name: test</text:p>
      <text:p text:style-name="P8"/>
      <text:p text:style-name="P8">notify:</text:p>
      <text:p text:style-name="P8"><text:s text:c="2"/>criteria:</text:p>
      <text:p text:style-name="P8"><text:s text:c="4"/>status: finished</text:p>
      <text:p text:style-name="P8"><text:s text:c="2"/>verbosity: verbose</text:p>
      <text:p text:style-name="P8"><text:s text:c="2"/>recipients:</text:p>
      <text:p text:style-name="P8"><text:s text:c="2"/>- to:</text:p>
      <text:p text:style-name="P8"><text:s text:c="5"/>method: email</text:p>
      <text:p text:style-name="P8"><text:s text:c="5"/>email: canh.dao.ct@renesas.com</text:p>
      <text:p text:style-name="P8"/>
      <text:p text:style-name="P8">timeouts:</text:p>
      <text:p text:style-name="P8"><text:s text:c="2"/>job:</text:p>
      <text:p text:style-name="P8"><text:s text:c="4"/>minutes: 15</text:p>
      <text:p text:style-name="P8"><text:soft-page-break/><text:s text:c="2"/>action:</text:p>
      <text:p text:style-name="P8"><text:s text:c="4"/>minutes: 10</text:p>
      <text:p text:style-name="P8"><text:s text:c="2"/>connection:</text:p>
      <text:p text:style-name="P8"><text:s text:c="4"/>minutes: 5</text:p>
      <text:p text:style-name="P8">priority: low</text:p>
      <text:p text:style-name="P8">visibility: public</text:p>
      <text:p text:style-name="P8"/>
      <text:p text:style-name="P8"># ACTION_BLOCK</text:p>
      <text:p text:style-name="P8">actions:</text:p>
      <text:p text:style-name="P8">- deploy:</text:p>
      <text:p text:style-name="P8"><text:s text:c="4"/>timeout:</text:p>
      <text:p text:style-name="P8"><text:s text:c="6"/>minutes: 10</text:p>
      <text:p text:style-name="P8"><text:s text:c="4"/>to: tftp</text:p>
      <text:p text:style-name="P8"><text:s text:c="4"/>os: oe</text:p>
      <text:p text:style-name="P8"><text:s text:c="4"/>kernel:</text:p>
      <text:p text:style-name="P8"><text:s text:c="6"/>url: file:///boot/BSP/Image</text:p>
      <text:p text:style-name="P8"><text:s text:c="6"/>type: image</text:p>
      <text:p text:style-name="P8"><text:s text:c="4"/>nfsrootfs:</text:p>
      <text:p text:style-name="P8"><text:s text:c="6"/>url: file:///boot/BSP/core-image-weston-hihope-rzg2n.tar.gz</text:p>
      <text:p text:style-name="P8"><text:s text:c="6"/>compression: gz</text:p>
      <text:p text:style-name="P8"><text:s text:c="4"/>dtb:</text:p>
      <text:p text:style-name="P8"><text:s text:c="6"/>url: file:///boot/BSP/r8a774b1-hihope-rzg2n-ex.dtb</text:p>
      <text:p text:style-name="P8"/>
      <text:p text:style-name="P8"># BOOT_BLOCK</text:p>
      <text:p text:style-name="P8">- boot:</text:p>
      <text:p text:style-name="P8"><text:s text:c="4"/>auto_login:</text:p>
      <text:p text:style-name="P8"><text:s text:c="6"/>login_prompt: 'hihope-rzg2n login:'</text:p>
      <text:p text:style-name="P8"><text:soft-page-break/><text:s text:c="6"/>username: root</text:p>
      <text:p text:style-name="P8"><text:s text:c="4"/>prompts:</text:p>
      <text:p text:style-name="P8"><text:s text:c="6"/>- 'root@hihope-rzg2n'</text:p>
      <text:p text:style-name="P8"><text:s text:c="4"/>method: u-boot</text:p>
      <text:p text:style-name="P8"><text:s text:c="4"/>commands: nfs</text:p>
      <text:p text:style-name="P8"><text:s text:c="4"/>timeout:</text:p>
      <text:p text:style-name="P8"><text:s text:c="6"/>minutes: 5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oft-page-break/>device_type: <text:span text:style-name="T4">r8a774a1-hihope-rzg2m-ex</text:span></text:p>
      <text:p text:style-name="P10">job_name: test</text:p>
      <text:p text:style-name="P10"/>
      <text:p text:style-name="P10">notify:</text:p>
      <text:p text:style-name="P10"><text:s text:c="2"/>criteria:</text:p>
      <text:p text:style-name="P10"><text:s text:c="4"/>status: finished</text:p>
      <text:p text:style-name="P10"><text:s text:c="2"/>verbosity: verbose</text:p>
      <text:p text:style-name="P10"><text:s text:c="2"/>recipients:</text:p>
      <text:p text:style-name="P10"><text:s text:c="2"/>- to:</text:p>
      <text:p text:style-name="P10"><text:s text:c="5"/>method: email</text:p>
      <text:p text:style-name="P10"><text:s text:c="5"/>email: canh.dao.ct@renesas.com</text:p>
      <text:p text:style-name="P10"/>
      <text:p text:style-name="P10">timeouts:</text:p>
      <text:p text:style-name="P10"><text:s text:c="2"/>job:</text:p>
      <text:p text:style-name="P10"><text:s text:c="4"/>minutes: 15</text:p>
      <text:p text:style-name="P10"><text:s text:c="2"/>action:</text:p>
      <text:p text:style-name="P10"><text:s text:c="4"/>minutes: 10</text:p>
      <text:p text:style-name="P10"><text:s text:c="2"/>connection:</text:p>
      <text:p text:style-name="P10"><text:s text:c="4"/>minutes: 5</text:p>
      <text:p text:style-name="P10">priority: low</text:p>
      <text:p text:style-name="P10">visibility: public</text:p>
      <text:p text:style-name="P10"/>
      <text:p text:style-name="P10"># ACTION_BLOCK</text:p>
      <text:p text:style-name="P10">actions:</text:p>
      <text:p text:style-name="P10">- deploy:</text:p>
      <text:p text:style-name="P10"><text:s text:c="4"/>timeout:</text:p>
      <text:p text:style-name="P10"><text:s text:c="6"/>minutes: 1<text:span text:style-name="T5">5</text:span></text:p>
      <text:p text:style-name="P10"><text:soft-page-break/><text:s text:c="4"/>to: tftp</text:p>
      <text:p text:style-name="P10"><text:s text:c="4"/>os: oe</text:p>
      <text:p text:style-name="P10"><text:s text:c="4"/>kernel:</text:p>
      <text:p text:style-name="P10"><text:s text:c="6"/>url: file:///boot/BSP<text:span text:style-name="T4">2</text:span>/Image</text:p>
      <text:p text:style-name="P10"><text:s text:c="6"/>type: image</text:p>
      <text:p text:style-name="P10"><text:s text:c="4"/>nfsrootfs:</text:p>
      <text:p text:style-name="P10"><text:s text:c="6"/>url: file:///boot/BSP<text:span text:style-name="T4">2</text:span>/core-image-weston-hihope-rzg2<text:span text:style-name="T4">m</text:span>.tar.gz</text:p>
      <text:p text:style-name="P10"><text:s text:c="6"/>compression: gz</text:p>
      <text:p text:style-name="P10"><text:s text:c="4"/>dtb:</text:p>
      <text:p text:style-name="P10"><text:s text:c="6"/>url: file:///boot/BSP<text:span text:style-name="T4">2</text:span>/<text:span text:style-name="T4">Image-r8a774a1-hihope-rzg2m-ex-idk-1110wr.dtb</text:span></text:p>
      <text:p text:style-name="P10"/>
      <text:p text:style-name="P10"># BOOT_BLOCK</text:p>
      <text:p text:style-name="P10">- boot:</text:p>
      <text:p text:style-name="P10"><text:s text:c="4"/>auto_login:</text:p>
      <text:p text:style-name="P10"><text:s text:c="6"/>login_prompt: 'hihope-rzg2<text:span text:style-name="T4">m</text:span> login:'</text:p>
      <text:p text:style-name="P10"><text:s text:c="6"/>username: root</text:p>
      <text:p text:style-name="P10"><text:s text:c="4"/>prompts:</text:p>
      <text:p text:style-name="P10"><text:s text:c="6"/>- 'root@hihope-rzg2<text:span text:style-name="T4">m</text:span>'</text:p>
      <text:p text:style-name="P10"><text:s text:c="4"/>method: u-boot</text:p>
      <text:p text:style-name="P10"><text:s text:c="4"/>commands: nfs</text:p>
      <text:p text:style-name="P10"><text:s text:c="4"/>timeout:</text:p>
      <text:p text:style-name="P10"><text:s text:c="6"/>minutes: <text:span text:style-name="T5">1</text:span>5</text:p>
      <text:p text:style-name="P10"/>
      <text:p text:style-name="P10"/>
      <text:p text:style-name="P10"/>
      <text:p text:style-name="P10"/>
      <text:p text:style-name="P10"/>
      <text:p text:style-name="P3"><text:bookmark text:name="L217"/><text:soft-page-break/><text:span text:style-name="Source_20_Text">setenv autoload no</text:span></text:p>
      <text:p text:style-name="P3"><text:bookmark text:name="L222"/><text:span text:style-name="Source_20_Text">setenv initrd_high 0xffffffff</text:span></text:p>
      <text:p text:style-name="P3"><text:bookmark text:name="L227"/><text:span text:style-name="Source_20_Text">setenv fdt_high 0xffffffff</text:span></text:p>
      <text:p text:style-name="P3"><text:bookmark text:name="L232"/><text:span text:style-name="Source_20_Text">dhcp</text:span></text:p>
      <text:p text:style-name="P3"><text:bookmark text:name="L240"/><text:span text:style-name="Source_20_Text">setenv serverip 192.168.5.40</text:span></text:p>
      <text:p text:style-name="P3"><text:bookmark text:name="L273"/><text:span text:style-name="Source_20_Text">setenv initrd_size ${filesize}</text:span></text:p>
      <text:p text:style-name="P3"><text:bookmark text:name="L278"/><text:span text:style-name="Source_20_Text">tftp 0x48000000 3/tftp-deploy-spmkn_6l/dtb/Image-r8a774a1-hihope-rzg2m-ex-idk-1110wr.dtb</text:span></text:p>
      <text:p text:style-name="P3"><text:bookmark text:name="L291"/><text:span text:style-name="Source_20_Text">setenv bootargs 'console=ttySC0,115200n8 root=/dev/nfs rw nfsroot=192.168.5.40:/var/lib/lava/dispatcher/tmp/3/extract-nfsrootfs-0tjjo1bs,tcp,hard,intr ip=dhcp'</text:span></text:p>
      <text:p text:style-name="P3"><text:bookmark text:name="L296"/><text:span text:style-name="Source_20_Text">booti 0x48080000 - 0x48000000</text:span></text:p>
      <text:p text:style-name="P3"><text:span text:style-name="Source_20_Text"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13:18:04.011650233</meta:creation-date>
    <dc:date>2020-10-21T19:11:40.731226089</dc:date>
    <meta:editing-duration>PT1H6M57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7" meta:paragraph-count="158" meta:word-count="284" meta:character-count="3187" meta:non-whitespace-character-count="2587"/>
  </office:meta>
</office:document-meta>
</file>